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0290000002998105FCC6F2063A6.png" manifest:media-type="image/png"/>
  <manifest:file-entry manifest:full-path="Pictures/1000D8560000043D0000043DBDD59FA7121F8113.svg" manifest:media-type="image/svg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7.0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7.052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35cm" svg:stroke-color="#ff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9933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f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35cm" fo:min-width="0.6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5cm" fo:min-width="0.8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  <style:text-properties style:font-name="Roboto Medium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style:font-name="Roboto Medium"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9900" fo:font-size="14pt" style:font-size-asian="14pt" style:font-size-complex="14pt"/>
    </style:style>
    <style:style style:name="T5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811cm" svg:height="0.811cm" svg:x="1.3cm" svg:y="1.241cm">
          <draw:image xlink:href="Pictures/1000D8560000043D0000043DBDD59FA7121F8113.svg" xlink:type="simple" xlink:show="embed" xlink:actuate="onLoad">
            <text:p/>
          </draw:image>
          <draw:image xlink:href="Pictures/10000201000000290000002998105FCC6F2063A6.png" xlink:type="simple" xlink:show="embed" xlink:actuate="onLoad"/>
        </draw:frame>
        <draw:frame draw:style-name="gr1" draw:text-style-name="P1" draw:layer="layout" svg:width="0.811cm" svg:height="0.811cm" svg:x="12.5cm" svg:y="1.228cm">
          <draw:image xlink:href="Pictures/1000D8560000043D0000043DBDD59FA7121F8113.svg" xlink:type="simple" xlink:show="embed" xlink:actuate="onLoad">
            <text:p/>
          </draw:image>
          <draw:image xlink:href="Pictures/10000201000000290000002998105FCC6F2063A6.png" xlink:type="simple" xlink:show="embed" xlink:actuate="onLoad"/>
        </draw:frame>
        <draw:frame draw:style-name="gr2" draw:text-style-name="P2" xml:id="id14" draw:id="id14" draw:layer="layout" svg:width="11.848cm" svg:height="0.631cm" svg:x="4.8cm" svg:y="8.2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xml:id="id3" draw:id="id3" draw:layer="layout" svg:width="1.611cm" svg:height="1.196cm" svg:x="6.1cm" svg:y="5.8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3" draw:layer="layout" svg:width="0.5cm" svg:height="0.5cm" svg:x="3.7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7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.2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.7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6.2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6.7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7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0.5cm" svg:height="0.5cm" svg:x="8.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cm" svg:height="2.5cm" svg:x="1.4cm" svg:y="2.2cm">
          <text:p text:style-name="P4"><text:span text:style-name="T2">Id: 1234</text:span></text:p>
          <text:p text:style-name="P4"><text:span text:style-name="T3">Name:</text:span></text:p>
          <text:p text:style-name="P4"><text:span text:style-name="T4">Adresse:</text:span></text:p>
          <text:p text:style-name="P4"><text:span text:style-name="T5">Geb.: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3.7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2cm" svg:y="3.4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7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.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.7cm" svg:y="3.4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6.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6.7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7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5cm" svg:height="0.5cm" svg:x="8.2cm" svg:y="3.4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7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7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.2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.7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6.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6.7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7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0.5cm" svg:height="0.5cm" svg:x="8.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4.9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5.4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5.9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6.42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6.9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7.42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7.9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8.42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8.92cm" svg:y="2.9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9.42cm" svg:y="2.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58cm" svg:height="2.5cm" svg:x="12.62cm" svg:y="2.2cm">
          <text:p text:style-name="P4"><text:span text:style-name="T2">Id: 1234</text:span></text:p>
          <text:p text:style-name="P4"><text:span text:style-name="T3">Name:</text:span></text:p>
          <text:p text:style-name="P4"><text:span text:style-name="T4">Adresse:</text:span></text:p>
          <text:p text:style-name="P4"><text:span text:style-name="T5">Geb.: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9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5.42cm" svg:y="3.4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5.9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6.42cm" svg:y="3.4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6.9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7.4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7.9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8.4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8.92cm" svg:y="3.45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9.42cm" svg:y="3.45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4.9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5.4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5.92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6.42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6.9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7.42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7.92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8.4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8.92cm" svg:y="4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9.42cm" svg:y="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xml:id="id2" draw:id="id2" draw:layer="layout" draw:type="curve" svg:x1="8.7cm" svg:y1="3.15cm" svg:x2="8.618cm" svg:y2="5.141cm" draw:start-shape="id1" draw:start-glue-point="1" svg:d="M8700 3150c751 0 792 1991-82 1991" svg:viewBox="0 0 651 1992">
          <text:p/>
        </draw:connector>
        <draw:connector draw:style-name="gr7" draw:text-style-name="P1" draw:layer="layout" draw:type="curve" svg:x1="8.618cm" svg:y1="5.141cm" svg:x2="6.1cm" svg:y2="6.402cm" draw:start-shape="id2" draw:start-glue-point="3" draw:end-shape="id3" draw:end-glue-point="3" svg:d="M8618 5141c-4527 0-3268 1261-2518 1261" svg:viewBox="0 0 3269 1262">
          <text:p/>
        </draw:connector>
        <draw:connector draw:style-name="gr7" draw:text-style-name="P1" draw:layer="layout" draw:type="curve" draw:line-skew="-0.505cm" svg:x1="12.8cm" svg:y1="3.2cm" svg:x2="7.711cm" svg:y2="6.402cm" draw:start-shape="id4" draw:start-glue-point="3" draw:end-shape="id3" draw:end-glue-point="1" svg:d="M12800 3200c-4573 0-2029 3202-5089 3202" svg:viewBox="0 0 5090 3203">
          <text:p/>
        </draw:connector>
        <draw:frame draw:style-name="gr2" draw:text-style-name="P2" xml:id="id7" draw:id="id7" draw:layer="layout" svg:width="1.611cm" svg:height="1.196cm" svg:x="9.9cm" svg:y="5.90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8" draw:text-style-name="P1" xml:id="id6" draw:id="id6" draw:layer="layout" draw:type="curve" svg:x1="8.7cm" svg:y1="3.7cm" svg:x2="9.223cm" svg:y2="5.216cm" draw:start-shape="id5" draw:start-glue-point="1" svg:d="M8700 3700c768 0 507 1516 523 1516" svg:viewBox="0 0 554 1517">
          <text:p/>
        </draw:connector>
        <draw:connector draw:style-name="gr9" draw:text-style-name="P1" draw:layer="layout" draw:type="curve" svg:x1="9.223cm" svg:y1="5.216cm" svg:x2="9.9cm" svg:y2="6.502cm" draw:start-shape="id6" draw:start-glue-point="3" draw:end-shape="id7" draw:end-glue-point="3" svg:d="M9223 5216c0 858 225 1286 677 1286" svg:viewBox="0 0 678 1287">
          <text:p/>
        </draw:connector>
        <draw:connector draw:style-name="gr9" draw:text-style-name="P1" draw:layer="layout" draw:type="curve" draw:line-skew="0.095cm" svg:x1="12.8cm" svg:y1="3.7cm" svg:x2="11.511cm" svg:y2="6.502cm" draw:start-shape="id8" draw:start-glue-point="3" draw:end-shape="id7" draw:end-glue-point="1" svg:d="M12800 3700c-823 0-179 2802-1289 2802" svg:viewBox="0 0 1290 2803">
          <text:p/>
        </draw:connector>
        <draw:frame draw:style-name="gr2" draw:text-style-name="P2" xml:id="id11" draw:id="id11" draw:layer="layout" svg:width="1.611cm" svg:height="1.196cm" svg:x="13.05cm" svg:y="5.86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0" draw:text-style-name="P1" xml:id="id10" draw:id="id10" draw:layer="layout" draw:type="curve" svg:x1="8.7cm" svg:y1="4.25cm" svg:x2="10.659cm" svg:y2="4.29cm" draw:start-shape="id9" draw:start-glue-point="1" svg:d="M8700 4250c1845 0 866 40 1959 40" svg:viewBox="0 0 1960 41">
          <text:p/>
        </draw:connector>
        <draw:connector draw:style-name="gr11" draw:text-style-name="P1" draw:layer="layout" draw:type="curve" svg:x1="10.659cm" svg:y1="4.29cm" svg:x2="13.05cm" svg:y2="6.465cm" draw:start-shape="id10" draw:start-glue-point="3" draw:end-shape="id11" draw:end-glue-point="3" svg:d="M10659 4290c1807 0 612 2175 2391 2175" svg:viewBox="0 0 2392 2176">
          <text:p/>
        </draw:connector>
        <draw:connector draw:style-name="gr10" draw:text-style-name="P1" xml:id="id13" draw:id="id13" draw:layer="layout" draw:type="curve" draw:line-skew="0.134cm" svg:x1="12.729cm" svg:y1="5.277cm" svg:x2="12.8cm" svg:y2="4.3cm" draw:end-shape="id12" draw:end-glue-point="3" svg:d="M12729 5277c-442 0-478-977 71-977" svg:viewBox="0 0 408 978">
          <text:p/>
        </draw:connector>
        <draw:connector draw:style-name="gr11" draw:text-style-name="P1" draw:layer="layout" draw:type="curve" draw:line-skew="-2.241cm 0.352cm" svg:x1="12.729cm" svg:y1="5.277cm" svg:x2="14.661cm" svg:y2="6.465cm" draw:start-shape="id13" draw:start-glue-point="2" draw:end-shape="id11" draw:end-glue-point="1" svg:d="M12729 5277c0 67 1392 56 2195 336s1015 852-263 852" svg:viewBox="0 0 2845 1189">
          <text:p/>
        </draw:connector>
        <draw:connector draw:style-name="gr7" draw:text-style-name="P1" draw:layer="layout" draw:type="line" svg:x1="6.905cm" svg:y1="7cm" svg:x2="7.465cm" svg:y2="8.183cm" draw:start-shape="id3" draw:start-glue-point="2" svg:d="M6905 7000l560 1183" svg:viewBox="0 0 561 1184">
          <text:p/>
        </draw:connector>
        <draw:connector draw:style-name="gr9" draw:text-style-name="P1" draw:layer="layout" draw:type="line" svg:x1="10.705cm" svg:y1="7.1cm" svg:x2="10.724cm" svg:y2="8.269cm" draw:start-shape="id7" draw:start-glue-point="2" draw:end-shape="id14" draw:end-glue-point="0" svg:d="M10705 7100l19 1169" svg:viewBox="0 0 20 1170">
          <text:p/>
        </draw:connector>
        <draw:connector draw:style-name="gr11" draw:text-style-name="P1" draw:layer="layout" draw:type="line" svg:x1="13.855cm" svg:y1="7.063cm" svg:x2="14.004cm" svg:y2="8.146cm" draw:start-shape="id11" draw:start-glue-point="2" svg:d="M13855 7063l149 1083" svg:viewBox="0 0 150 1084">
          <text:p/>
        </draw:connector>
        <draw:custom-shape draw:style-name="gr12" draw:text-style-name="P1" xml:id="id4" draw:id="id4" draw:layer="layout" svg:width="1.1cm" svg:height="0.6cm" svg:x="12.8cm" svg:y="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1.3cm" svg:height="0.6cm" svg:x="12.8cm" svg:y="3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1cm" svg:height="0.6cm" svg:x="12.8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20:57:01.267324707</dc:date>
    <meta:editing-duration>PT1H30M33S</meta:editing-duration>
    <meta:editing-cycles>13</meta:editing-cycles>
    <meta:generator>LibreOffice/5.3.4.2$Linux_X86_64 LibreOffice_project/30m0$Build-2</meta:generator>
    <meta:document-statistic meta:object-count="84"/>
  </office:meta>
</office:document-meta>
</file>

<file path=Object 1/content.xml><?xml version="1.0" encoding="utf-8"?>
<math xmlns="http://www.w3.org/1998/Math/MathML" display="block">
  <semantics>
    <mrow>
      <mrow>
        <mtext>sim</mtext>
        <mo stretchy="false">=</mo>
        <mi mathvariant="italic">avg</mi>
      </mrow>
      <mrow>
        <mo fence="true" stretchy="false">(</mo>
        <mrow>
          <mrow>
            <mstyle color="red">
              <mrow>
                <msub>
                  <mtext>sim</mtext>
                  <mi mathvariant="italic">Jacc</mi>
                </msub>
                <mrow>
                  <mo fence="true" stretchy="false">(</mo>
                  <mrow>
                    <mi mathvariant="italic">Name</mi>
                  </mrow>
                  <mo fence="true" stretchy="false">)</mo>
                </mrow>
              </mrow>
            </mstyle>
            <mi>,</mi>
            <mstyle color="green">
              <mrow>
                <msub>
                  <mtext>sim</mtext>
                  <mi mathvariant="italic">Jacc</mi>
                </msub>
                <mrow>
                  <mo fence="true" stretchy="false">(</mo>
                  <mrow>
                    <mi mathvariant="italic">Adresse</mi>
                  </mrow>
                  <mo fence="true" stretchy="false">)</mo>
                </mrow>
              </mrow>
            </mstyle>
            <mi>,</mi>
            <mstyle color="blue">
              <mrow>
                <msub>
                  <mtext>sim</mtext>
                  <mi mathvariant="italic">Jacc</mi>
                </msub>
                <mrow>
                  <mo fence="true" stretchy="false">(</mo>
                  <mrow>
                    <mrow>
                      <mi mathvariant="italic">Geb</mi>
                      <mn>.</mn>
                    </mrow>
                  </mrow>
                  <mo fence="true" stretchy="false">)</mo>
                </mrow>
              </mrow>
            </mstyle>
          </mrow>
        </mrow>
        <mo fence="true" stretchy="false">)</mo>
      </mrow>
    </mrow>
    <annotation encoding="StarMath 5.0">"sim" = avg (color red {"sim"_Jacc (Name)}, color green {"sim"_Jacc (Adresse)}, color blue {"sim"_Jacc (Geb.)}) </annotation>
  </semantics>
</math>
</file>

<file path=Object 2/content.xml><?xml version="1.0" encoding="utf-8"?>
<math xmlns="http://www.w3.org/1998/Math/MathML" display="block">
  <semantics>
    <mstyle color="red">
      <mfrac>
        <mrow>
          <mo fence="true" stretchy="false">|</mo>
          <mrow>
            <mtext>AND</mtext>
          </mrow>
          <mo fence="true" stretchy="false">|</mo>
        </mrow>
        <mrow>
          <mo fence="true" stretchy="false">|</mo>
          <mrow>
            <mtext>OR</mtext>
          </mrow>
          <mo fence="true" stretchy="false">|</mo>
        </mrow>
      </mfrac>
    </mstyle>
    <annotation encoding="StarMath 5.0">Color red {{ lline "AND" rline } over { lline "OR" rline }}</annotation>
  </semantics>
</math>
</file>

<file path=Object 3/content.xml><?xml version="1.0" encoding="utf-8"?>
<math xmlns="http://www.w3.org/1998/Math/MathML" display="block">
  <semantics>
    <mstyle color="green">
      <mfrac>
        <mrow>
          <mo fence="true" stretchy="false">|</mo>
          <mrow>
            <mtext>AND</mtext>
          </mrow>
          <mo fence="true" stretchy="false">|</mo>
        </mrow>
        <mrow>
          <mo fence="true" stretchy="false">|</mo>
          <mrow>
            <mtext>OR</mtext>
          </mrow>
          <mo fence="true" stretchy="false">|</mo>
        </mrow>
      </mfrac>
    </mstyle>
    <annotation encoding="StarMath 5.0">color green{{ lline "AND" rline } over { lline "OR" rline } }</annotation>
  </semantics>
</math>
</file>

<file path=Object 4/content.xml><?xml version="1.0" encoding="utf-8"?>
<math xmlns="http://www.w3.org/1998/Math/MathML" display="block">
  <semantics>
    <mstyle color="blue">
      <mfrac>
        <mrow>
          <mo fence="true" stretchy="false">|</mo>
          <mrow>
            <mtext>AND</mtext>
          </mrow>
          <mo fence="true" stretchy="false">|</mo>
        </mrow>
        <mrow>
          <mo fence="true" stretchy="false">|</mo>
          <mrow>
            <mtext>OR</mtext>
          </mrow>
          <mo fence="true" stretchy="false">|</mo>
        </mrow>
      </mfrac>
    </mstyle>
    <annotation encoding="StarMath 5.0">color blue {{ lline "AND" rline } over { lline "OR" rline }}
</annotation>
  </semantics>
</math>
</file>